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5142b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Object1" text:anchor-type="paragraph" svg:width="7.6634in" svg:height="0.720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><draw:frame draw:style-name="fr1" draw:name="Object2" text:anchor-type="paragraph" svg:width="4.8457in" svg:height="0.5339in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6:52:41.980868594</meta:creation-date>
    <dc:date>2017-11-23T16:53:57.955620458</dc:date>
    <meta:editing-duration>PT1M16S</meta:editing-duration>
    <meta:editing-cycles>1</meta:editing-cycles>
    <meta:document-statistic meta:table-count="0" meta:image-count="0" meta:object-count="2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4.69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row table:style-name="ro1">
          <table:table-cell table:style-name="Default" table:number-columns-repeated="5"/>
        </table:table-row>
        <table:table-row table:style-name="ro2">
          <table:table-cell table:style-name="ce3" office:value-type="string" calcext:value-type="string">
            <text:p>RUNTIME (seconds)</text:p>
          </table:table-cell>
          <table:table-cell office:value-type="string" calcext:value-type="string">
            <text:p>1<text:span text:style-name="T2">st</text:span> run</text:p>
          </table:table-cell>
          <table:table-cell office:value-type="string" calcext:value-type="string">
            <text:p>2<text:span text:style-name="T2">nd</text:span> run</text:p>
          </table:table-cell>
          <table:table-cell office:value-type="string" calcext:value-type="string">
            <text:p>3<text:span text:style-name="T2">rd</text:span> run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OPTIMIZED (baseline)</text:p>
          </table:table-cell>
          <table:table-cell office:value-type="float" office:value="5.37801" calcext:value-type="float">
            <text:p>5.37801</text:p>
          </table:table-cell>
          <table:table-cell office:value-type="float" office:value="6.05638" calcext:value-type="float">
            <text:p>6.05638</text:p>
          </table:table-cell>
          <table:table-cell office:value-type="float" office:value="5.80546" calcext:value-type="float">
            <text:p>5.80546</text:p>
          </table:table-cell>
          <table:table-cell table:formula="of:=AVERAGE([.B3:.D3])" office:value-type="float" office:value="5.74661666666667" calcext:value-type="float">
            <text:p>5.7466166667</text:p>
          </table:table-cell>
        </table:table-row>
        <table:table-row table:style-name="ro1">
          <table:table-cell office:value-type="string" calcext:value-type="string">
            <text:p>OPTIMIZATION_REGISTER</text:p>
          </table:table-cell>
          <table:table-cell office:value-type="float" office:value="4.7581" calcext:value-type="float">
            <text:p>4.7581</text:p>
          </table:table-cell>
          <table:table-cell office:value-type="float" office:value="4.80504" calcext:value-type="float">
            <text:p>4.80504</text:p>
          </table:table-cell>
          <table:table-cell office:value-type="float" office:value="4.81153" calcext:value-type="float">
            <text:p>4.81153</text:p>
          </table:table-cell>
          <table:table-cell table:formula="of:=AVERAGE([.B4:.D4])" office:value-type="float" office:value="4.79155666666667" calcext:value-type="float">
            <text:p>4.7915566667</text:p>
          </table:table-cell>
        </table:table-row>
        <table:table-row table:style-name="ro1">
          <table:table-cell office:value-type="string" calcext:value-type="string">
            <text:p>OPTIMIZATION_REGISTER_LOOP_UNROLLING</text:p>
          </table:table-cell>
          <table:table-cell office:value-type="float" office:value="4.71782" calcext:value-type="float">
            <text:p>4.71782</text:p>
          </table:table-cell>
          <table:table-cell office:value-type="float" office:value="4.94312" calcext:value-type="float">
            <text:p>4.94312</text:p>
          </table:table-cell>
          <table:table-cell office:value-type="float" office:value="5.01267" calcext:value-type="float">
            <text:p>5.01267</text:p>
          </table:table-cell>
          <table:table-cell table:formula="of:=AVERAGE([.B5:.D5])" office:value-type="float" office:value="4.89120333333333" calcext:value-type="float">
            <text:p>4.8912033333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 style:data-style-name="N2" text:time-value="16:53:10.7878423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4.69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ff" fo:border="0.06pt solid #00008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99ffff" fo:border="0.06pt solid #000080"/>
      <style:text-properties style:text-position=""/>
    </style:style>
    <style:style style:name="ce3" style:family="table-cell" style:parent-style-name="Default">
      <style:table-cell-properties fo:background-color="#99ffff" fo:border="0.06pt solid #00008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ff" fo:border="0.06pt solid #00008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6">
          <table:table-cell table:number-columns-repeated="2"/>
        </table:table-row>
        <table:table-row table:style-name="ro1">
          <table:table-cell table:style-name="ce3" office:value-type="string" calcext:value-type="string">
            <text:p>SPEEDUP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OPTIMIZATION_REGISTER</text:p>
          </table:table-cell>
          <table:table-cell table:style-name="ce4" office:value-type="float" office:value="1.19932144529231" calcext:value-type="float">
            <text:p>1.1993214453</text:p>
          </table:table-cell>
        </table:table-row>
        <table:table-row table:style-name="ro1">
          <table:table-cell table:style-name="ce4" office:value-type="string" calcext:value-type="string">
            <text:p>OPTIMIZATION_REGISTER_LOOP_UNROLLING</text:p>
          </table:table-cell>
          <table:table-cell table:style-name="ce4" office:value-type="float" office:value="1.17488811546716" calcext:value-type="float">
            <text:p>1.1748881155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 style:data-style-name="N2" text:time-value="16:53:35.9329265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